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"/>1<text:tab/>.section .data</text:p>
      <text:p text:style-name="Standard"><text:s text:c="5"/>2<text:tab/><text:tab/>#Variáveis globais#</text:p>
      <text:p text:style-name="Standard"><text:s text:c="5"/>3<text:tab/><text:tab/>inicio_Heap: .int 0</text:p>
      <text:p text:style-name="Standard"><text:s text:c="5"/>4<text:tab/><text:tab/>pos_Corrente: .int 0</text:p>
      <text:p text:style-name="Standard"><text:s text:c="5"/>5<text:tab/><text:tab/>total_Livre: .int 0</text:p>
      <text:p text:style-name="Standard"><text:s text:c="5"/>6<text:tab/><text:tab/>total_Ocupado: .int 0</text:p>
      <text:p text:style-name="Standard"><text:s text:c="5"/>7<text:tab/><text:tab/>segmentos_Ocupados: .int 0 </text:p>
      <text:p text:style-name="Standard"><text:s text:c="5"/>8<text:tab/><text:tab/>segmentos_Livres: .int 0</text:p>
      <text:p text:style-name="Standard"><text:s text:c="5"/>9<text:tab/><text:tab/></text:p>
      <text:p text:style-name="Standard"><text:s text:c="4"/>10<text:tab/><text:tab/>#Constantes#</text:p>
      <text:p text:style-name="Standard"><text:s text:c="4"/>11<text:tab/><text:tab/>.equ TAM_CABECALHO, 8</text:p>
      <text:p text:style-name="Standard"><text:s text:c="4"/>12<text:tab/><text:tab/>.equ BRK, 45</text:p>
      <text:p text:style-name="Standard"><text:s text:c="4"/>13<text:tab/><text:tab/>.equ LINUX_SYSCALL, 0x80</text:p>
      <text:p text:style-name="Standard"><text:s text:c="4"/>14<text:tab/><text:tab/>.equ DISPONIVEL , 1</text:p>
      <text:p text:style-name="Standard"><text:s text:c="4"/>15<text:tab/><text:tab/>.equ INDISPONIVEL , 0</text:p>
      <text:p text:style-name="Standard"><text:s text:c="4"/>16<text:tab/></text:p>
      <text:p text:style-name="Standard"><text:s text:c="4"/>17<text:tab/><text:tab/>#Strings#</text:p>
      <text:p text:style-name="Standard"><text:s text:c="4"/>18<text:tab/><text:tab/>str: .string "Aqui\n"</text:p>
      <text:p text:style-name="Standard"><text:s text:c="4"/>19<text:tab/><text:tab/>str_Inicio: .string "Inicio bss: %p \n"<text:tab/></text:p>
      <text:p text:style-name="Standard"><text:s text:c="4"/>20<text:tab/><text:tab/>str_Livre: .string "Segmento %d: %d bytes livres\n"</text:p>
      <text:p text:style-name="Standard"><text:s text:c="4"/>21<text:tab/><text:tab/>str_Ocupado: .string "Segmento %d: %d bytes ocupados\n"</text:p>
      <text:p text:style-name="Standard"><text:s text:c="4"/>22<text:tab/><text:tab/>livres: .string "Segmentos Livres: %d/%d bytes\n"</text:p>
      <text:p text:style-name="Standard"><text:s text:c="4"/>23<text:tab/><text:tab/>ocupados: .string "Segmentos Ocupados: %d/%d bytes\n"</text:p>
      <text:p text:style-name="Standard"><text:s text:c="4"/>24<text:tab/><text:tab/>str_Aviso: .string "Não foi alocado nada ainda!!!\n"</text:p>
      <text:p text:style-name="Standard"><text:s text:c="4"/>25<text:tab/><text:tab/></text:p>
      <text:p text:style-name="Standard"><text:s text:c="4"/>26<text:tab/></text:p>
      <text:p text:style-name="Standard"><text:s text:c="4"/>27<text:tab/>.section .text</text:p>
      <text:p text:style-name="Standard"><text:s text:c="4"/>28<text:tab/></text:p>
      <text:p text:style-name="Standard"><text:s text:c="4"/>29<text:tab/>.globl inicio_aloca</text:p>
      <text:p text:style-name="Standard"><text:s text:c="4"/>30<text:tab/>.type inicio_aloca ,@function</text:p>
      <text:p text:style-name="Standard"><text:s text:c="4"/>31<text:tab/></text:p>
      <text:p text:style-name="Standard"><text:s text:c="4"/>32<text:tab/></text:p>
      <text:p text:style-name="Standard"><text:s text:c="4"/>33<text:tab/>inicio_aloca:<text:tab/># Serve para guardar o inicio da heap na primeira vez que é executado o aloca</text:p>
      <text:p text:style-name="Standard"><text:s text:c="4"/>34<text:tab/><text:tab/>pushl %ebp</text:p>
      <text:p text:style-name="Standard"><text:s text:c="4"/>35<text:tab/><text:tab/>movl %esp , %ebp</text:p>
      <text:p text:style-name="Standard"><text:s text:c="4"/>36<text:tab/><text:tab/></text:p>
      <text:p text:style-name="Standard"><text:s text:c="4"/>37<text:tab/><text:tab/>movl $BRK,%eax</text:p>
      <text:p text:style-name="Standard"><text:s text:c="4"/>38<text:tab/><text:tab/>movl $0,%ebx <text:tab/># retorna posição do último endereço válido em eax<text:tab/></text:p>
      <text:p text:style-name="Standard"><text:s text:c="4"/>39<text:tab/><text:tab/>int $LINUX_SYSCALL</text:p>
      <text:p text:style-name="Standard"><text:s text:c="4"/>40<text:tab/><text:tab/></text:p>
      <text:p text:style-name="Standard"><text:s text:c="4"/>41<text:tab/><text:tab/>incl %eax<text:tab/># Incrementa em 1 o endereço contido em eax, pois retorna o</text:p>
      <text:p text:style-name="Standard"><text:s text:c="4"/>42<text:tab/><text:tab/><text:tab/><text:tab/># primeiro endereço válido , mas se quer o último invalido para </text:p>
      <text:p text:style-name="Standard"><text:s text:c="4"/>43<text:tab/><text:tab/><text:tab/><text:tab/># começo da heap , como se fosse uma pilha.</text:p>
      <text:p text:style-name="Standard"><text:s text:c="4"/>44<text:tab/></text:p>
      <text:p text:style-name="Standard"><text:s text:c="4"/>45<text:tab/><text:tab/>movl %eax , inicio_Heap</text:p>
      <text:p text:style-name="Standard"><text:s text:c="4"/>46<text:tab/><text:tab/>movl %eax , pos_Corrente<text:tab/></text:p>
      <text:p text:style-name="Standard"><text:s text:c="4"/>47<text:tab/></text:p>
      <text:p text:style-name="Standard"><text:s text:c="4"/>48<text:tab/><text:tab/>movl %ebp , %esp</text:p>
      <text:p text:style-name="Standard"><text:s text:c="4"/>49<text:tab/><text:tab/>popl %ebp </text:p>
      <text:p text:style-name="Standard"><text:s text:c="4"/>50<text:tab/><text:tab/>ret</text:p>
      <text:p text:style-name="Standard"><text:s text:c="4"/>51<text:tab/></text:p>
      <text:p text:style-name="Standard"><text:s text:c="4"/>52<text:tab/>.globl aloca</text:p>
      <text:p text:style-name="Standard"><text:soft-page-break/><text:s text:c="4"/>53<text:tab/>.type aloca ,@function</text:p>
      <text:p text:style-name="Standard"><text:s text:c="4"/>54<text:tab/></text:p>
      <text:p text:style-name="Standard"><text:s text:c="4"/>55<text:tab/>inicio:</text:p>
      <text:p text:style-name="Standard"><text:s text:c="4"/>56<text:tab/><text:tab/>call inicio_aloca</text:p>
      <text:p text:style-name="Standard"><text:s text:c="4"/>57<text:tab/><text:tab/>jmp continua</text:p>
      <text:p text:style-name="Standard"><text:s text:c="4"/>58<text:tab/></text:p>
      <text:p text:style-name="Standard"><text:s text:c="4"/>59<text:tab/>aloca:</text:p>
      <text:p text:style-name="Standard"><text:s text:c="4"/>60<text:tab/><text:tab/>pushl %ebp</text:p>
      <text:p text:style-name="Standard"><text:s text:c="4"/>61<text:tab/><text:tab/>movl %esp , %ebp</text:p>
      <text:p text:style-name="Standard"><text:s text:c="4"/>62<text:tab/><text:tab/></text:p>
      <text:p text:style-name="Standard"><text:s text:c="4"/>63<text:tab/><text:tab/>cmpl $0, inicio_Heap<text:tab/> <text:s/>#vê se é a primeira vez que chama a função no programa</text:p>
      <text:p text:style-name="Standard"><text:s text:c="4"/>64<text:tab/><text:tab/>je inicio</text:p>
      <text:p text:style-name="Standard"><text:s text:c="4"/>65<text:tab/><text:tab/></text:p>
      <text:p text:style-name="Standard"><text:s text:c="4"/>66<text:tab/><text:tab/>jmp continua<text:tab/></text:p>
      <text:p text:style-name="Standard"><text:s text:c="4"/>67<text:tab/></text:p>
      <text:p text:style-name="Standard"><text:s text:c="4"/>68<text:tab/>continua:</text:p>
      <text:p text:style-name="Standard"><text:s text:c="4"/>69<text:tab/><text:tab/>movl inicio_Heap ,%eax</text:p>
      <text:p text:style-name="Standard"><text:s text:c="4"/>70<text:tab/><text:tab/>movl pos_Corrente ,%ebx</text:p>
      <text:p text:style-name="Standard"><text:s text:c="4"/>71<text:tab/><text:tab/>movl 8(%ebp),%edx</text:p>
      <text:p text:style-name="Standard"><text:s text:c="4"/>72<text:tab/><text:tab/></text:p>
      <text:p text:style-name="Standard"><text:s text:c="4"/>73<text:tab/><text:tab/>jmp verifica_para_alocar<text:tab/></text:p>
      <text:p text:style-name="Standard"><text:s text:c="4"/>74<text:tab/></text:p>
      <text:p text:style-name="Standard"><text:s text:c="4"/>75<text:tab/></text:p>
      <text:p text:style-name="Standard"><text:s text:c="4"/>76<text:tab/>verifica_para_alocar:</text:p>
      <text:p text:style-name="Standard"><text:s text:c="4"/>77<text:tab/><text:tab/>cmpl %eax, %ebx<text:tab/>#se a posição corrente for igual ao endereço de procura precisa </text:p>
      <text:p text:style-name="Standard"><text:s text:c="4"/>78<text:tab/><text:tab/>je mais_memoria <text:s text:c="6"/># de mais memória!</text:p>
      <text:p text:style-name="Standard"><text:s text:c="4"/>79<text:tab/></text:p>
      <text:p text:style-name="Standard"><text:s text:c="4"/>80<text:tab/><text:tab/>movl 4(%eax) , %ecx<text:tab/><text:tab/><text:tab/>#pega o tamanho do bloco</text:p>
      <text:p text:style-name="Standard"><text:s text:c="4"/>81<text:tab/><text:tab/></text:p>
      <text:p text:style-name="Standard"><text:s text:c="4"/>82<text:tab/></text:p>
      <text:p text:style-name="Standard"><text:s text:c="4"/>83<text:tab/><text:tab/>cmpl $INDISPONIVEL,0(%eax)<text:tab/>#se o espaço não esta disponível, verifica</text:p>
      <text:p text:style-name="Standard"><text:s text:c="4"/>84<text:tab/><text:tab/>je proximo_endereco <text:s text:c="24"/># <text:s/>próximo endereço</text:p>
      <text:p text:style-name="Standard"><text:s text:c="4"/>85<text:tab/></text:p>
      <text:p text:style-name="Standard"><text:s text:c="4"/>86<text:tab/><text:tab/>cmpl %ecx,%edx <text:s text:c="3"/>#se o espaço estiver disponível e for o suficiente , aloca aqui<text:tab/></text:p>
      <text:p text:style-name="Standard"><text:s text:c="4"/>87<text:tab/><text:tab/>jle alocar_aqui</text:p>
      <text:p text:style-name="Standard"><text:s text:c="4"/>88<text:tab/><text:tab/></text:p>
      <text:p text:style-name="Standard"><text:s text:c="4"/>89<text:tab/><text:tab/>jmp proximo_endereco <text:s/>#se for pequeno o espaço e não der para alocar vai para o </text:p>
      <text:p text:style-name="Standard"><text:s text:c="4"/>90<text:tab/> <text:s text:c="49"/># proximo endereço</text:p>
      <text:p text:style-name="Standard"><text:s text:c="4"/>91<text:tab/>mais_memoria:</text:p>
      <text:p text:style-name="Standard"><text:s text:c="4"/>92<text:tab/><text:tab/></text:p>
      <text:p text:style-name="Standard"><text:s text:c="4"/>93<text:tab/><text:tab/>addl $TAM_CABECALHO,%ebx<text:tab/>#adiciona o espaço para o cabeçalho </text:p>
      <text:p text:style-name="Standard"><text:s text:c="4"/>94<text:tab/><text:tab/>addl %edx, %ebx<text:tab/><text:tab/><text:tab/>#e também o tamanho que quer alocar.</text:p>
      <text:p text:style-name="Standard"><text:s text:c="4"/>95<text:tab/></text:p>
      <text:p text:style-name="Standard"><text:s text:c="4"/>96<text:tab/><text:tab/></text:p>
      <text:p text:style-name="Standard"><text:s text:c="4"/>97<text:tab/><text:tab/>pushl %eax<text:tab/>#empilha os valores para fazer a SYSCALL pedindo mais memória</text:p>
      <text:p text:style-name="Standard"><text:s text:c="4"/>98<text:tab/><text:tab/>pushl %ebx</text:p>
      <text:p text:style-name="Standard"><text:s text:c="4"/>99<text:tab/><text:tab/>pushl %edx</text:p>
      <text:p text:style-name="Standard"><text:s text:c="3"/>100<text:tab/></text:p>
      <text:p text:style-name="Standard"><text:s text:c="3"/>101<text:tab/><text:tab/>movl $BRK , %eax</text:p>
      <text:p text:style-name="Standard"><text:s text:c="3"/>102<text:tab/><text:tab/>int $LINUX_SYSCALL<text:tab/>#Retorna o novo endereço em eax caso Murphy <text:s/></text:p>
      <text:p text:style-name="Standard"><text:s text:c="3"/>103<text:tab/> <text:s text:c="58"/># permita. Caso não , retorna 0 em eax (Erro). </text:p>
      <text:p text:style-name="Standard"><text:s text:c="3"/>104<text:tab/><text:tab/>cmpl $0,%eax</text:p>
      <text:p text:style-name="Standard"><text:soft-page-break/><text:s text:c="3"/>105<text:tab/><text:tab/>je deu_erro<text:tab/><text:tab/></text:p>
      <text:p text:style-name="Standard"><text:s text:c="3"/>106<text:tab/></text:p>
      <text:p text:style-name="Standard"><text:s text:c="3"/>107<text:tab/><text:tab/></text:p>
      <text:p text:style-name="Standard"><text:s text:c="3"/>108<text:tab/><text:tab/>popl %edx<text:tab/><text:tab/><text:tab/><text:tab/><text:tab/>#restaura os valores</text:p>
      <text:p text:style-name="Standard"><text:s text:c="3"/>109<text:tab/><text:tab/>popl %ebx</text:p>
      <text:p text:style-name="Standard"><text:s text:c="3"/>110<text:tab/><text:tab/>popl %eax</text:p>
      <text:p text:style-name="Standard"><text:s text:c="3"/>111<text:tab/><text:tab/></text:p>
      <text:p text:style-name="Standard"><text:s text:c="3"/>112<text:tab/></text:p>
      <text:p text:style-name="Standard"><text:s text:c="3"/>113<text:tab/><text:tab/>movl $INDISPONIVEL,0(%eax)<text:tab/>#monta o cabeçalho</text:p>
      <text:p text:style-name="Standard"><text:s text:c="3"/>114<text:tab/><text:tab/>movl %edx, 4(%eax)</text:p>
      <text:p text:style-name="Standard"><text:s text:c="3"/>115<text:tab/><text:tab/></text:p>
      <text:p text:style-name="Standard"><text:s text:c="3"/>116<text:tab/><text:tab/>addl $TAM_CABECALHO , %eax<text:tab/>#agora sim , eax contém o endereço da memória </text:p>
      <text:p text:style-name="Standard"><text:s text:c="3"/>117<text:tab/><text:tab/> <text:s text:c="55"/>#usável que é depois do cabeçalho<text:tab/><text:tab/></text:p>
      <text:p text:style-name="Standard"><text:s text:c="3"/>118<text:tab/> <text:s text:c="66"/># é também o retorno do aloca</text:p>
      <text:p text:style-name="Standard"><text:s text:c="3"/>119<text:tab/><text:tab/></text:p>
      <text:p text:style-name="Standard"><text:s text:c="3"/>120<text:tab/><text:tab/>movl %ebx , pos_Corrente<text:tab/>#atualiza a posição para controle da heap</text:p>
      <text:p text:style-name="Standard"><text:s text:c="3"/>121<text:tab/><text:tab/></text:p>
      <text:p text:style-name="Standard"><text:s text:c="3"/>122<text:tab/><text:tab/><text:tab/></text:p>
      <text:p text:style-name="Standard"><text:s text:c="3"/>123<text:tab/><text:tab/></text:p>
      <text:p text:style-name="Standard"><text:s text:c="3"/>124<text:tab/><text:tab/>movl %ebp , %esp</text:p>
      <text:p text:style-name="Standard"><text:s text:c="3"/>125<text:tab/><text:tab/>popl %ebp</text:p>
      <text:p text:style-name="Standard"><text:s text:c="3"/>126<text:tab/><text:tab/></text:p>
      <text:p text:style-name="Standard"><text:s text:c="3"/>127<text:tab/><text:tab/>ret</text:p>
      <text:p text:style-name="Standard"><text:s text:c="3"/>128<text:tab/></text:p>
      <text:p text:style-name="Standard"><text:s text:c="3"/>129<text:tab/>deu_erro:</text:p>
      <text:p text:style-name="Standard"><text:s text:c="3"/>130<text:tab/><text:tab/>movl $0,%eax<text:tab/><text:tab/><text:tab/><text:tab/><text:tab/>#No erro retorna-se 0</text:p>
      <text:p text:style-name="Standard"><text:s text:c="3"/>131<text:tab/></text:p>
      <text:p text:style-name="Standard"><text:s text:c="3"/>132<text:tab/><text:tab/>movl %ebp , %esp</text:p>
      <text:p text:style-name="Standard"><text:s text:c="3"/>133<text:tab/><text:tab/>popl %ebp</text:p>
      <text:p text:style-name="Standard"><text:s text:c="3"/>134<text:tab/><text:tab/>ret</text:p>
      <text:p text:style-name="Standard"><text:s text:c="3"/>135<text:tab/><text:tab/></text:p>
      <text:p text:style-name="Standard"><text:s text:c="3"/>136<text:tab/></text:p>
      <text:p text:style-name="Standard"><text:s text:c="3"/>137<text:tab/>proximo_endereco:</text:p>
      <text:p text:style-name="Standard"><text:s text:c="3"/>138<text:tab/><text:tab/>addl $TAM_CABECALHO, %eax<text:tab/>#o próximo endereço para verificação é o </text:p>
      <text:p text:style-name="Standard"><text:s text:c="3"/>139<text:tab/><text:tab/>addl %ecx,%eax <text:s text:c="6"/># cabeçalho + tamanho do espaço atual que não esta disponivel</text:p>
      <text:p text:style-name="Standard"><text:s text:c="3"/>140<text:tab/></text:p>
      <text:p text:style-name="Standard"><text:s text:c="3"/>141<text:tab/><text:tab/>jmp verifica_para_alocar</text:p>
      <text:p text:style-name="Standard"><text:s text:c="3"/>142<text:tab/></text:p>
      <text:p text:style-name="Standard"><text:s text:c="3"/>143<text:tab/>alocar_aqui:</text:p>
      <text:p text:style-name="Standard"><text:s text:c="3"/>144<text:tab/><text:tab/>movl $INDISPONIVEL, 0(%eax)</text:p>
      <text:p text:style-name="Standard"><text:s text:c="3"/>145<text:tab/><text:tab/>addl $TAM_CABECALHO,%eax<text:tab/>#eax fica com o valor da memória usável depois</text:p>
      <text:p text:style-name="Standard"><text:s text:c="3"/>146<text:tab/> <text:s text:c="68"/># do cabeçalho , pois é o valor real de retorno</text:p>
      <text:p text:style-name="Standard"><text:s text:c="3"/>147<text:tab/><text:tab/>movl %ebp , %esp</text:p>
      <text:p text:style-name="Standard"><text:s text:c="3"/>148<text:tab/><text:tab/>popl %ebp</text:p>
      <text:p text:style-name="Standard"><text:s text:c="3"/>149<text:tab/><text:tab/>ret</text:p>
      <text:p text:style-name="Standard"><text:s text:c="3"/>150<text:tab/><text:tab/></text:p>
      <text:p text:style-name="Standard"><text:s text:c="3"/>151#########</text:p>
      <text:p text:style-name="Standard"><text:s text:c="3"/>152<text:tab/>#Função de liberar memória!</text:p>
      <text:p text:style-name="Standard"><text:s text:c="3"/>153<text:tab/></text:p>
      <text:p text:style-name="Standard"><text:s text:c="3"/>154<text:tab/>.globl libera_memoria</text:p>
      <text:p text:style-name="Standard"><text:s text:c="3"/>155<text:tab/>.type libera_memoria ,@function<text:tab/></text:p>
      <text:p text:style-name="Standard"><text:s text:c="3"/>156<text:tab/></text:p>
      <text:p text:style-name="Standard"><text:soft-page-break/><text:s text:c="3"/>157<text:tab/>libera_memoria:</text:p>
      <text:p text:style-name="Standard"><text:s text:c="3"/>158<text:tab/><text:tab/>pushl %ebp</text:p>
      <text:p text:style-name="Standard"><text:s text:c="3"/>159<text:tab/><text:tab/>movl %esp , %ebp</text:p>
      <text:p text:style-name="Standard"><text:s text:c="3"/>160<text:tab/></text:p>
      <text:p text:style-name="Standard"><text:s text:c="3"/>161<text:tab/><text:tab/>movl 8(%ebp),%eax</text:p>
      <text:p text:style-name="Standard"><text:s text:c="3"/>162<text:tab/></text:p>
      <text:p text:style-name="Standard"><text:s text:c="3"/>163<text:tab/><text:tab/>movl $DISPONIVEL , -8(%eax)<text:tab/></text:p>
      <text:p text:style-name="Standard"><text:s text:c="3"/>164<text:tab/></text:p>
      <text:p text:style-name="Standard"><text:s text:c="3"/>165<text:tab/><text:tab/>movl %ebp , %esp</text:p>
      <text:p text:style-name="Standard"><text:s text:c="3"/>166<text:tab/><text:tab/>popl %ebp</text:p>
      <text:p text:style-name="Standard"><text:s text:c="3"/>167<text:tab/><text:tab/>ret</text:p>
      <text:p text:style-name="Standard"><text:s text:c="3"/>168<text:tab/></text:p>
      <text:p text:style-name="Standard"><text:s text:c="3"/>169<text:tab/>##############################################################################################################################</text:p>
      <text:p text:style-name="Standard"><text:s text:c="3"/>170<text:tab/>#Função que imprime um mapa!!</text:p>
      <text:p text:style-name="Standard"><text:s text:c="3"/>171<text:tab/>.globl imprMapa</text:p>
      <text:p text:style-name="Standard"><text:s text:c="3"/>172<text:tab/>.type imprMapa ,@function<text:tab/></text:p>
      <text:p text:style-name="Standard"><text:s text:c="3"/>173<text:tab/></text:p>
      <text:p text:style-name="Standard"><text:s text:c="3"/>174<text:tab/>imprMapa:</text:p>
      <text:p text:style-name="Standard"><text:s text:c="3"/>175<text:tab/><text:tab/>pushl %ebp</text:p>
      <text:p text:style-name="Standard"><text:s text:c="3"/>176<text:tab/><text:tab/>movl %esp , %ebp</text:p>
      <text:p text:style-name="Standard"><text:s text:c="3"/>177<text:tab/></text:p>
      <text:p text:style-name="Standard"><text:s text:c="3"/>178<text:tab/><text:tab/>movl inicio_Heap ,%eax</text:p>
      <text:p text:style-name="Standard"><text:s text:c="3"/>179<text:tab/><text:tab/>movl pos_Corrente ,%ebx </text:p>
      <text:p text:style-name="Standard"><text:s text:c="3"/>180<text:tab/></text:p>
      <text:p text:style-name="Standard"><text:s text:c="3"/>181<text:tab/><text:tab/>cmpl %eax, %ebx</text:p>
      <text:p text:style-name="Standard"><text:s text:c="3"/>182<text:tab/><text:tab/>je nao_usou_aloca</text:p>
      <text:p text:style-name="Standard"><text:s text:c="3"/>183<text:tab/></text:p>
      <text:p text:style-name="Standard"><text:s text:c="3"/>184<text:tab/><text:tab/>pushl inicio_Heap</text:p>
      <text:p text:style-name="Standard"><text:s text:c="3"/>185<text:tab/><text:tab/>pushl $str_Inicio</text:p>
      <text:p text:style-name="Standard"><text:s text:c="3"/>186<text:tab/><text:tab/>call printf</text:p>
      <text:p text:style-name="Standard"><text:s text:c="3"/>187<text:tab/><text:tab/>addl $8,%esp</text:p>
      <text:p text:style-name="Standard"><text:s text:c="3"/>188<text:tab/><text:tab/></text:p>
      <text:p text:style-name="Standard"><text:s text:c="3"/>189<text:tab/><text:tab/>movl $1,%eax # Contador de segmentos</text:p>
      <text:p text:style-name="Standard"><text:s text:c="3"/>190<text:tab/><text:tab/>movl inicio_Heap,%ebx</text:p>
      <text:p text:style-name="Standard"><text:s text:c="3"/>191<text:tab/></text:p>
      <text:p text:style-name="Standard"><text:s text:c="3"/>192<text:tab/><text:tab/>jmp analisando_mapa</text:p>
      <text:p text:style-name="Standard"><text:s text:c="3"/>193<text:tab/></text:p>
      <text:p text:style-name="Standard"><text:s text:c="3"/>194<text:tab/>analisando_mapa:</text:p>
      <text:p text:style-name="Standard"><text:s text:c="3"/>195<text:tab/></text:p>
      <text:p text:style-name="Standard"><text:s text:c="3"/>196<text:tab/><text:tab/>pushl 4(%ebx) <text:s/># empilha o tamanho do bloco</text:p>
      <text:p text:style-name="Standard"><text:s text:c="3"/>197<text:tab/><text:tab/>pushl %eax <text:s text:c="4"/># empilha o contador de segmentos</text:p>
      <text:p text:style-name="Standard"><text:s text:c="3"/>198<text:tab/></text:p>
      <text:p text:style-name="Standard"><text:s text:c="3"/>199<text:tab/><text:tab/>cmpl $INDISPONIVEL,0(%ebx)</text:p>
      <text:p text:style-name="Standard"><text:s text:c="3"/>200<text:tab/><text:tab/>je imprime_ocupado</text:p>
      <text:p text:style-name="Standard"><text:s text:c="3"/>201<text:tab/><text:tab/></text:p>
      <text:p text:style-name="Standard"><text:s text:c="3"/>202<text:tab/><text:tab/>jmp imprime_livre </text:p>
      <text:p text:style-name="Standard"><text:s text:c="3"/>203<text:tab/></text:p>
      <text:p text:style-name="Standard"><text:s text:c="3"/>204<text:tab/>continua_mapa:</text:p>
      <text:p text:style-name="Standard"><text:s text:c="3"/>205<text:tab/><text:tab/>popl %eax</text:p>
      <text:p text:style-name="Standard"><text:soft-page-break/><text:s text:c="3"/>206<text:tab/><text:tab/>popl 4(%ebx)</text:p>
      <text:p text:style-name="Standard"><text:s text:c="3"/>207<text:tab/></text:p>
      <text:p text:style-name="Standard"><text:s text:c="3"/>208<text:tab/><text:tab/>movl %ebx,%ecx</text:p>
      <text:p text:style-name="Standard"><text:s text:c="3"/>209<text:tab/></text:p>
      <text:p text:style-name="Standard"><text:s text:c="3"/>210<text:tab/><text:tab/>addl $TAM_CABECALHO,%ecx</text:p>
      <text:p text:style-name="Standard"><text:s text:c="3"/>211<text:tab/><text:tab/>addl 4(%ebx),%ecx</text:p>
      <text:p text:style-name="Standard"><text:s text:c="3"/>212<text:tab/></text:p>
      <text:p text:style-name="Standard"><text:s text:c="3"/>213<text:tab/><text:tab/>movl %ecx,%ebx</text:p>
      <text:p text:style-name="Standard"><text:s text:c="3"/>214<text:tab/><text:tab/></text:p>
      <text:p text:style-name="Standard"><text:s text:c="3"/>215<text:tab/><text:tab/>cmpl pos_Corrente, %ebx</text:p>
      <text:p text:style-name="Standard"><text:s text:c="3"/>216<text:tab/><text:tab/>je terminando_mapa</text:p>
      <text:p text:style-name="Standard"><text:s text:c="3"/>217<text:tab/></text:p>
      <text:p text:style-name="Standard"><text:s text:c="3"/>218<text:tab/><text:tab/>addl $1,%eax</text:p>
      <text:p text:style-name="Standard"><text:s text:c="3"/>219<text:tab/><text:tab/>jmp analisando_mapa</text:p>
      <text:p text:style-name="Standard"><text:s text:c="3"/>220<text:tab/></text:p>
      <text:p text:style-name="Standard"><text:s text:c="3"/>221<text:tab/>imprime_ocupado:</text:p>
      <text:p text:style-name="Standard"><text:s text:c="3"/>222<text:tab/><text:tab/>movl total_Ocupado,%edx</text:p>
      <text:p text:style-name="Standard"><text:s text:c="3"/>223<text:tab/><text:tab/>movl segmentos_Ocupados,%ecx</text:p>
      <text:p text:style-name="Standard"><text:s text:c="3"/>224<text:tab/></text:p>
      <text:p text:style-name="Standard"><text:s text:c="3"/>225<text:tab/><text:tab/>addl 4(%ebx),%edx</text:p>
      <text:p text:style-name="Standard"><text:s text:c="3"/>226<text:tab/><text:tab/>addl $1,%ecx</text:p>
      <text:p text:style-name="Standard"><text:s text:c="3"/>227<text:tab/></text:p>
      <text:p text:style-name="Standard"><text:s text:c="3"/>228<text:tab/><text:tab/>movl %edx,total_Ocupado</text:p>
      <text:p text:style-name="Standard"><text:s text:c="3"/>229<text:tab/><text:tab/>movl %ecx,segmentos_Ocupados</text:p>
      <text:p text:style-name="Standard"><text:s text:c="3"/>230<text:tab/></text:p>
      <text:p text:style-name="Standard"><text:s text:c="3"/>231<text:tab/><text:tab/>pushl $str_Ocupado<text:tab/>#</text:p>
      <text:p text:style-name="Standard"><text:s text:c="3"/>232<text:tab/><text:tab/>call printf <text:s text:c="8"/># Demais parâmetros empilhados nas linhas 196 e 197</text:p>
      <text:p text:style-name="Standard"><text:s text:c="3"/>233<text:tab/><text:tab/>addl $4,%esp <text:s text:c="7"/>#</text:p>
      <text:p text:style-name="Standard"><text:s text:c="3"/>234<text:tab/></text:p>
      <text:p text:style-name="Standard"><text:s text:c="3"/>235<text:tab/><text:tab/>jmp continua_mapa</text:p>
      <text:p text:style-name="Standard"><text:s text:c="3"/>236<text:tab/></text:p>
      <text:p text:style-name="Standard"><text:s text:c="3"/>237<text:tab/>imprime_livre:</text:p>
      <text:p text:style-name="Standard"><text:s text:c="3"/>238<text:tab/><text:tab/>movl total_Livre,%edx</text:p>
      <text:p text:style-name="Standard"><text:s text:c="3"/>239<text:tab/><text:tab/>movl segmentos_Livres,%ecx</text:p>
      <text:p text:style-name="Standard"><text:s text:c="3"/>240<text:tab/><text:tab/>addl 4(%ebx),%edx<text:tab/></text:p>
      <text:p text:style-name="Standard"><text:s text:c="3"/>241<text:tab/><text:tab/>addl $1,%ecx</text:p>
      <text:p text:style-name="Standard"><text:s text:c="3"/>242<text:tab/></text:p>
      <text:p text:style-name="Standard"><text:s text:c="3"/>243<text:tab/><text:tab/>movl %edx,total_Livre</text:p>
      <text:p text:style-name="Standard"><text:s text:c="3"/>244<text:tab/><text:tab/>movl %ecx,segmentos_Livres</text:p>
      <text:p text:style-name="Standard"><text:s text:c="3"/>245<text:tab/></text:p>
      <text:p text:style-name="Standard"><text:s text:c="3"/>246<text:tab/><text:tab/>pushl $str_Livre<text:tab/></text:p>
      <text:p text:style-name="Standard"><text:s text:c="3"/>247<text:tab/><text:tab/>call printf</text:p>
      <text:p text:style-name="Standard"><text:s text:c="3"/>248<text:tab/><text:tab/>addl $4,%esp</text:p>
      <text:p text:style-name="Standard"><text:s text:c="3"/>249<text:tab/><text:tab/></text:p>
      <text:p text:style-name="Standard"><text:s text:c="3"/>250<text:tab/><text:tab/>jmp continua_mapa</text:p>
      <text:p text:style-name="Standard"><text:s text:c="3"/>251<text:tab/></text:p>
      <text:p text:style-name="Standard"><text:s text:c="3"/>252<text:tab/>terminando_mapa:</text:p>
      <text:p text:style-name="Standard"><text:s text:c="3"/>253<text:tab/><text:tab/>pushl total_Ocupado</text:p>
      <text:p text:style-name="Standard"><text:s text:c="3"/>254<text:tab/><text:tab/>pushl segmentos_Ocupados</text:p>
      <text:p text:style-name="Standard"><text:s text:c="3"/>255<text:tab/><text:tab/>pushl $ocupados</text:p>
      <text:p text:style-name="Standard"><text:s text:c="3"/>256<text:tab/></text:p>
      <text:p text:style-name="Standard"><text:s text:c="3"/>257<text:tab/><text:tab/>call printf</text:p>
      <text:p text:style-name="Standard"><text:soft-page-break/><text:s text:c="3"/>258<text:tab/><text:tab/>addl $12,%esp</text:p>
      <text:p text:style-name="Standard"><text:s text:c="3"/>259<text:tab/></text:p>
      <text:p text:style-name="Standard"><text:s text:c="3"/>260<text:tab/><text:tab/>pushl total_Livre</text:p>
      <text:p text:style-name="Standard"><text:s text:c="3"/>261<text:tab/><text:tab/>pushl segmentos_Livres</text:p>
      <text:p text:style-name="Standard"><text:s text:c="3"/>262<text:tab/><text:tab/>pushl $livres</text:p>
      <text:p text:style-name="Standard"><text:s text:c="3"/>263<text:tab/></text:p>
      <text:p text:style-name="Standard"><text:s text:c="3"/>264<text:tab/><text:tab/>call printf</text:p>
      <text:p text:style-name="Standard"><text:s text:c="3"/>265<text:tab/><text:tab/>addl $12,%esp</text:p>
      <text:p text:style-name="Standard"><text:s text:c="3"/>266<text:tab/><text:tab/></text:p>
      <text:p text:style-name="Standard"><text:s text:c="3"/>267<text:tab/><text:tab/>movl $0,total_Livre</text:p>
      <text:p text:style-name="Standard"><text:s text:c="3"/>268<text:tab/><text:tab/>movl $0,segmentos_Livres</text:p>
      <text:p text:style-name="Standard"><text:s text:c="3"/>269<text:tab/><text:tab/>movl $0,total_Ocupado</text:p>
      <text:p text:style-name="Standard"><text:s text:c="3"/>270<text:tab/><text:tab/>movl $0,segmentos_Ocupados</text:p>
      <text:p text:style-name="Standard"><text:s text:c="3"/>271<text:tab/></text:p>
      <text:p text:style-name="Standard"><text:s text:c="3"/>272<text:tab/><text:tab/>movl %ebp , %esp</text:p>
      <text:p text:style-name="Standard"><text:s text:c="3"/>273<text:tab/><text:tab/>popl %ebp</text:p>
      <text:p text:style-name="Standard"><text:s text:c="3"/>274<text:tab/><text:tab/>ret</text:p>
      <text:p text:style-name="Standard"><text:s text:c="3"/>275<text:tab/></text:p>
      <text:p text:style-name="Standard"><text:s text:c="3"/>276<text:tab/>nao_usou_aloca:</text:p>
      <text:p text:style-name="Standard"><text:s text:c="3"/>277<text:tab/><text:tab/>pushl $str_Aviso</text:p>
      <text:p text:style-name="Standard"><text:s text:c="3"/>278<text:tab/><text:tab/>call printf</text:p>
      <text:p text:style-name="Standard"><text:s text:c="3"/>279<text:tab/><text:tab/></text:p>
      <text:p text:style-name="Standard"><text:s text:c="3"/>280<text:tab/><text:tab/>movl %ebp , %esp</text:p>
      <text:p text:style-name="Standard"><text:s text:c="3"/>281<text:tab/><text:tab/>popl %ebp</text:p>
      <text:p text:style-name="Standard"><text:s text:c="3"/>282<text:tab/><text:tab/>ret</text:p>
      <text:p text:style-name="Standard"><text:s text:c="3"/>283<text:tab/></text:p>
      <text:p text:style-name="Standard"><text:s text:c="3"/>284<text:tab/></text:p>
      <text:p text:style-name="Standard"><text:s text:c="3"/>285<text:tab/></text:p>
      <text:p text:style-name="Standard"><text:s text:c="3"/>286<text:tab/></text:p>
      <text:p text:style-name="Standard"><text:s text:c="3"/>287<text:tab/></text:p>
      <text:p text:style-name="Standard"><text:s text:c="3"/>288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aldo </meta:initial-creator>
    <meta:creation-date>2010-06-20T14:04:54</meta:creation-date>
    <meta:document-statistic meta:table-count="0" meta:image-count="0" meta:object-count="0" meta:page-count="6" meta:paragraph-count="288" meta:word-count="1011" meta:character-count="7729"/>
    <dc:date>2010-06-20T14:14:24</dc:date>
    <dc:creator>beraldo </dc:creator>
    <meta:editing-duration>PT00H09M32S</meta:editing-duration>
    <meta:editing-cycles>1</meta:editing-cycles>
    <meta:generator>OpenOffice.org/3.2$Unix OpenOffice.org_project/320m12$Build-9483</meta:generator>
  </office:meta>
</office:document-meta>
</file>